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21b" officeooo:paragraph-rsid="0010f21b"/>
    </style:style>
    <style:style style:name="P2" style:family="paragraph" style:parent-style-name="Standard">
      <style:text-properties fo:font-size="18pt" fo:font-weight="bold" officeooo:rsid="0010f21b" officeooo:paragraph-rsid="0010f21b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10f21b"/>
    </style:style>
    <style:style style:name="P4" style:family="paragraph" style:parent-style-name="Standard">
      <style:text-properties fo:font-weight="bold" officeooo:rsid="0010f21b" officeooo:paragraph-rsid="0010f21b" style:font-weight-asian="bold" style:font-weight-complex="bold"/>
    </style:style>
    <style:style style:name="P5" style:family="paragraph" style:parent-style-name="Standard">
      <style:text-properties officeooo:paragraph-rsid="00118491"/>
    </style:style>
    <style:style style:name="P6" style:family="paragraph" style:parent-style-name="Standard">
      <style:text-properties officeooo:rsid="0010f21b" officeooo:paragraph-rsid="0010f21b" fo:background-color="#e6e905"/>
    </style:style>
    <style:style style:name="T1" style:family="text">
      <style:text-properties officeooo:rsid="0010f21b"/>
    </style:style>
    <style:style style:name="T2" style:family="text">
      <style:text-properties fo:font-weight="bold" officeooo:rsid="0010f21b" style:font-weight-asian="bold" style:font-weight-complex="bold"/>
    </style:style>
    <style:style style:name="T3" style:family="text">
      <style:text-properties fo:font-weight="bold" officeooo:rsid="00118491" style:font-weight-asian="bold" style:font-weight-complex="bold"/>
    </style:style>
    <style:style style:name="T4" style:family="text">
      <style:text-properties fo:color="#800080" loext:opacity="100%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8pt" fo:font-weight="bold" officeooo:rsid="0010f21b" style:font-size-asian="18pt" style:font-weight-asian="bold" style:font-size-complex="18pt" style:font-weight-complex="bold"/>
    </style:style>
    <style:style style:name="T6" style:family="text">
      <style:text-properties officeooo:rsid="00118491"/>
    </style:style>
    <style:style style:name="T7" style:family="text">
      <style:text-properties fo:background-color="#e6e905" loext:char-shading-value="0"/>
    </style:style>
    <style:style style:name="T8" style:family="text">
      <style:text-properties fo:background-color="#e6e90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Cherry Pick</text:span><text:line-break/><text:line-break/><text:line-break/>Cherry-picking in Git is a powerful feature that allows you to apply specific commits from one branch to another. It’s useful when you want to selectively apply changes without merging an entire branch. </text:p>
      <text:p text:style-name="P1"/>
      <text:p text:style-name="P1">---</text:p>
      <text:p text:style-name="P1"/>
      <text:p text:style-name="P2">What is Cherry-Picking?</text:p>
      <text:p text:style-name="P1">Cherry-picking is the process of selecting one or more commits from a branch and applying them to another branch. </text:p>
      <text:p text:style-name="P1">This is useful when:</text:p>
      <text:p text:style-name="P1">- You want to apply a bug fix from one branch to another.</text:p>
      <text:p text:style-name="P1">- You need to backport a feature or fix to an older release branch.</text:p>
      <text:p text:style-name="P1">- You want to selectively apply changes without merging the entire branch.</text:p>
      <text:p text:style-name="P1"/>
      <text:p text:style-name="P1">---</text:p>
      <text:p text:style-name="P1"/>
      <text:p text:style-name="P2">How to Cherry-Pick a Commit</text:p>
      <text:p text:style-name="P1"/>
      <text:p text:style-name="P4">1. Identify the Commit Hash:</text:p>
      <text:p text:style-name="P1"><text:s text:c="3"/></text:p>
      <text:p text:style-name="P1">Use `git log` to find the commit hash of the commit you want to cherry-pick.</text:p>
      <text:p text:style-name="P1"/>
      <text:p text:style-name="P1"><text:s text:c="3"/><text:span text:style-name="T8">git log --oneline</text:span></text:p>
      <text:p text:style-name="P1"><text:s text:c="3"/></text:p>
      <text:p text:style-name="P3"><text:span text:style-name="T1"><text:s text:c="2"/></text:span><text:span text:style-name="T2"><text:s/>Example output:</text:span></text:p>
      <text:p text:style-name="P1"><text:s text:c="3"/></text:p>
      <text:p text:style-name="P1"><text:s text:c="3"/><text:span text:style-name="T8">abc1234 Add feature X</text:span></text:p>
      <text:p text:style-name="P6"><text:s text:c="3"/>def5678 Fix bug Y</text:p>
      <text:p text:style-name="P6"><text:s text:c="3"/>ghi9012 Update documentation</text:p>
      <text:p text:style-name="P1"><text:s text:c="3"/></text:p>
      <text:p text:style-name="P1"/>
      <text:p text:style-name="P4">2. <text:s/>Switch to the Target Branch:</text:p>
      <text:p text:style-name="P1"/>
      <text:p text:style-name="P1">Check out the branch where you want to apply the commit.</text:p>
      <text:p text:style-name="P1"><text:s text:c="2"/></text:p>
      <text:p text:style-name="P1"><text:s text:c="3"/><text:span text:style-name="T8">git checkout target-branch</text:span></text:p>
      <text:p text:style-name="P1"><text:s text:c="3"/></text:p>
      <text:p text:style-name="P1"/>
      <text:p text:style-name="P4">3. <text:s/>Cherry-Pick the Commit:</text:p>
      <text:p text:style-name="P1"/>
      <text:p text:style-name="P1">Use `git cherry-pick` followed by the commit hash.</text:p>
      <text:p text:style-name="P1"/>
      <text:p text:style-name="P1"><text:s text:c="3"/><text:span text:style-name="T8">git cherry-pick abc1234</text:span></text:p>
      <text:p text:style-name="P1"><text:s/></text:p>
      <text:p text:style-name="P1"/>
      <text:p text:style-name="P3"><text:span text:style-name="T2">4. <text:s/>Resolve Conflicts </text:span><text:span text:style-name="T1">(if any):</text:span></text:p>
      <text:p text:style-name="P1"/>
      <text:p text:style-name="P1"><text:soft-page-break/>- If there are conflicts, Git will pause the cherry-pick process and ask you to resolve them.</text:p>
      <text:p text:style-name="P1">- After resolving conflicts, stage the changes and continue the cherry-pick:</text:p>
      <text:p text:style-name="P1"/>
      <text:p text:style-name="P1"><text:s text:c="2"/><text:span text:style-name="T8"><text:s/>git add &lt;conflicted-files&gt;</text:span></text:p>
      <text:p text:style-name="P6"><text:s text:c="3"/>git cherry-pick –continue</text:p>
      <text:p text:style-name="P1"/>
      <text:p text:style-name="P1"><text:s text:c="3"/>- If you want to abort the cherry-pick due to conflicts:</text:p>
      <text:p text:style-name="P1"><text:s text:c="3"/><text:span text:style-name="T8">git cherry-pick –abort</text:span></text:p>
      <text:p text:style-name="P1"/>
      <text:p text:style-name="P1">---</text:p>
      <text:p text:style-name="P1"/>
      <text:p text:style-name="P3"><text:span text:style-name="T5">Cherry-Picking Multiple Commits</text:span></text:p>
      <text:p text:style-name="P1"/>
      <text:p text:style-name="P1">You can cherry-pick multiple commits by specifying their hashes in sequence:</text:p>
      <text:p text:style-name="P1"/>
      <text:p text:style-name="P6">git cherry-pick abc1234 def5678 ghi9012</text:p>
      <text:p text:style-name="P1"/>
      <text:p text:style-name="P1"/>
      <text:p text:style-name="P1">Alternatively, you can use a range of commits:</text:p>
      <text:p text:style-name="P1"/>
      <text:p text:style-name="P6">git cherry-pick abc1234..ghi9012</text:p>
      <text:p text:style-name="P1"/>
      <text:p text:style-name="P1">This will cherry-pick all commits from `abc1234` (exclusive) to `ghi9012` (inclusive).</text:p>
      <text:p text:style-name="P1"/>
      <text:p text:style-name="P1">---</text:p>
      <text:p text:style-name="P1"/>
      <text:p text:style-name="P3"><text:span text:style-name="T5">Cherry-Picking with a Merge Commit</text:span></text:p>
      <text:p text:style-name="P1"/>
      <text:p text:style-name="P1">If the commit you want to cherry-pick is a merge commit, you need to use the `-m` flag to specify the parent commit:</text:p>
      <text:p text:style-name="P1"/>
      <text:p text:style-name="P6">git cherry-pick -m 1 &lt;merge-commit-hash&gt;</text:p>
      <text:p text:style-name="P1"/>
      <text:p text:style-name="P1">Here, `-m 1` refers to the first parent of the merge commit.</text:p>
      <text:p text:style-name="P1"/>
      <text:p text:style-name="P1">---</text:p>
      <text:p text:style-name="P1"/>
      <text:p text:style-name="P2">Cherry-Picking and Commit History</text:p>
      <text:p text:style-name="P1"/>
      <text:p text:style-name="P1">- Cherry-picking creates a new commit with the same changes as the original commit but with a different hash.</text:p>
      <text:p text:style-name="P1">- The original commit remains unchanged in its branch.</text:p>
      <text:p text:style-name="P1"/>
      <text:p text:style-name="P1">---</text:p>
      <text:p text:style-name="P1"/>
      <text:p text:style-name="P1"/>
      <text:p text:style-name="P3"><text:span text:style-name="T5">When to Avoid Cherry-Picking<text:line-break/></text:span></text:p>
      <text:p text:style-name="P3"><text:span text:style-name="T2">Non-linear history</text:span><text:span text:style-name="T1">: Cherry-picking can create a non-linear history, making it harder to track changes.</text:span></text:p>
      <text:p text:style-name="P5"><text:soft-page-break/><text:span text:style-name="T2">Large number of commits</text:span><text:span text:style-name="T1">: If you need to apply many commits, consider merging or</text:span></text:p>
      <text:p text:style-name="P5"><text:span text:style-name="T1">rebasing instead.</text:span></text:p>
      <text:p text:style-name="P3"><text:span text:style-name="T2">Dependent commits</text:span><text:span text:style-name="T1">: If commits depend on each other, cherry-picking them individually may cause issues.</text:span></text:p>
      <text:p text:style-name="P1"/>
      <text:p text:style-name="P1">---</text:p>
      <text:p text:style-name="P1"/>
      <text:p text:style-name="P2">Cherry-Picking vs Merging vs Rebasing</text:p>
      <text:p text:style-name="P1"/>
      <text:p text:style-name="P3"><text:span text:style-name="T1">| <text:s text:c="6"/></text:span><text:span text:style-name="T2">Feature </text:span><text:span text:style-name="T1"><text:s text:c="4"/>| <text:s text:c="10"/></text:span><text:span text:style-name="T2">Cherry-Pic</text:span><text:span text:style-name="T3">k</text:span><text:span text:style-name="T1"> <text:s text:c="8"/>| <text:s text:c="15"/></text:span><text:span text:style-name="T2">Merg</text:span><text:span text:style-name="T3">e</text:span><text:span text:style-name="T1"> <text:s text:c="12"/>| <text:s text:c="15"/></text:span><text:span text:style-name="T2">Rebase </text:span><text:span text:style-name="T1"><text:s text:c="16"/>|</text:span></text:p>
      <text:p text:style-name="P1">|-------------------|-------------------------------|------------------------------|----------------------------------|</text:p>
      <text:p text:style-name="P1">| **Purpose** <text:s text:c="2"/>| Apply specific commits <text:s/>| Combine two branches <text:s text:c="2"/>| Move or combine commits |</text:p>
      <text:p text:style-name="P1">| **History** <text:s text:c="3"/>| Non-linear <text:s text:c="22"/>| Preserves history <text:s text:c="11"/>| Linear history <text:s text:c="21"/>|</text:p>
      <text:p text:style-name="P1">| **Use Case** | Selective changes <text:s text:c="10"/>| Integrate entire branches | Clean up commit history <text:s text:c="4"/>|</text:p>
      <text:p text:style-name="P1"/>
      <text:p text:style-name="P1">---</text:p>
      <text:p text:style-name="P1"/>
      <text:p text:style-name="P2">Best Practices</text:p>
      <text:p text:style-name="P3"><text:span text:style-name="T1">1. </text:span><text:span text:style-name="T2">Test After Cherry-Picking:</text:span><text:span text:style-name="T1"> Always test your code after cherry-picking to ensure the changes work as expected.</text:span></text:p>
      <text:p text:style-name="P3"/>
      <text:p text:style-name="P3"><text:span text:style-name="T1">2. </text:span><text:span text:style-name="T2">Use Descriptive Commit Messages:</text:span><text:span text:style-name="T1"> If you use `-x`, the cherry-picked commit will include a reference to the original commit.</text:span></text:p>
      <text:p text:style-name="P3"/>
      <text:p text:style-name="P3"><text:span text:style-name="T1">3. <text:s/></text:span><text:span text:style-name="T2">Avoid Overusing Cherry-Pick:</text:span><text:span text:style-name="T1"> Prefer merging or rebasing when possible to maintain a clean history.</text:span></text:p>
      <text:p text:style-name="P3"/>
      <text:p text:style-name="P3"><text:span text:style-name="T1">4. <text:s/></text:span><text:span text:style-name="T2">Communicate with Your Team:</text:span><text:span text:style-name="T1"> Let your team know when you cherry-pick commits to avoid confusion.</text:span></text:p>
      <text:p text:style-name="P1"/>
      <text:p text:style-name="P1">---</text:p>
      <text:p text:style-name="P1"/>
      <text:p text:style-name="P3"><text:span text:style-name="T5">Common Issues and Solutions</text:span></text:p>
      <text:p text:style-name="P4"/>
      <text:p text:style-name="P4">1. Conflicts:</text:p>
      <text:p text:style-name="P1"/>
      <text:p text:style-name="P1"><text:s text:c="3"/>- Resolve conflicts manually and use `git cherry-pick --continue`.</text:p>
      <text:p text:style-name="P1"><text:s text:c="3"/>- If conflicts are too complex, consider merging instead.</text:p>
      <text:p text:style-name="P4"/>
      <text:p text:style-name="P4">2. Empty Commits:</text:p>
      <text:p text:style-name="P1"/>
      <text:p text:style-name="P1">- If a cherry-pick results in an empty commit, use `--allow-empty` to proceed:</text:p>
      <text:p text:style-name="P1"/>
      <text:p text:style-name="P1"><text:s text:c="2"/><text:span text:style-name="T8"><text:s/>git cherry-pick --allow-empty &lt;commit-hash&gt;</text:span></text:p>
      <text:p text:style-name="P1"><text:s text:c="3"/></text:p>
      <text:p text:style-name="P1"/>
      <text:p text:style-name="P4">3. Wrong Commit:</text:p>
      <text:p text:style-name="P1"/>
      <text:p text:style-name="P1">- If you cherry-pick the wrong commit, use `git reset` to undo it:</text:p>
      <text:p text:style-name="P1"/>
      <text:p text:style-name="P1"><text:s text:c="3"/><text:span text:style-name="T8">git reset --hard HEAD~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0:34:59.008153524</meta:creation-date>
    <dc:date>2025-01-04T11:01:40.908839316</dc:date>
    <meta:editing-duration>PT3M11S</meta:editing-duration>
    <meta:editing-cycles>1</meta:editing-cycles>
    <meta:document-statistic meta:table-count="0" meta:image-count="0" meta:object-count="0" meta:page-count="3" meta:paragraph-count="84" meta:word-count="605" meta:character-count="3985" meta:non-whitespace-character-count="3227"/>
    <meta:generator>LibreOffice/24.2.5.2$Linux_X86_64 LibreOffice_project/420$Build-2</meta:generator>
  </office:meta>
</office:document-meta>
</file>